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issio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usique</text:p>
          </table:table-cell>
          <table:table-cell table:formula="of:=[.C1]/60" office:value-type="float" office:value="9" calcext:value-type="float">
            <text:p>9</text:p>
          </table:table-cell>
          <table:table-cell table:formula="of:=[.D1]/6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usique</text:p>
          </table:table-cell>
          <table:table-cell table:formula="of:=[.C2]/60" office:value-type="float" office:value="9" calcext:value-type="float">
            <text:p>9</text:p>
          </table:table-cell>
          <table:table-cell table:formula="of:=[.D2]/6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Jardinage</text:p>
          </table:table-cell>
          <table:table-cell table:formula="of:=[.C3]/60" office:value-type="float" office:value="14" calcext:value-type="float">
            <text:p>14</text:p>
          </table:table-cell>
          <table:table-cell table:formula="of:=[.D3]/60"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Electricite</text:p>
          </table:table-cell>
          <table:table-cell table:formula="of:=[.C4]/60" office:value-type="float" office:value="16" calcext:value-type="float">
            <text:p>16</text:p>
          </table:table-cell>
          <table:table-cell table:formula="of:=[.D4]/60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Electricite</text:p>
          </table:table-cell>
          <table:table-cell table:formula="of:=[.C5]/60" office:value-type="float" office:value="16.5" calcext:value-type="float">
            <text:p>16.5</text:p>
          </table:table-cell>
          <table:table-cell table:formula="of:=[.D5]/60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6]/60" office:value-type="float" office:value="8.5" calcext:value-type="float">
            <text:p>8.5</text:p>
          </table:table-cell>
          <table:table-cell table:formula="of:=[.D6]/6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nuiserie</text:p>
          </table:table-cell>
          <table:table-cell table:formula="of:=[.C7]/60" office:value-type="float" office:value="9.5" calcext:value-type="float">
            <text:p>9.5</text:p>
          </table:table-cell>
          <table:table-cell table:formula="of:=[.D7]/60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Electricite</text:p>
          </table:table-cell>
          <table:table-cell table:formula="of:=[.C8]/60" office:value-type="float" office:value="14" calcext:value-type="float">
            <text:p>14</text:p>
          </table:table-cell>
          <table:table-cell table:formula="of:=[.D8]/60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canique</text:p>
          </table:table-cell>
          <table:table-cell table:formula="of:=[.C9]/60" office:value-type="float" office:value="14" calcext:value-type="float">
            <text:p>14</text:p>
          </table:table-cell>
          <table:table-cell table:formula="of:=[.D9]/60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10]/60" office:value-type="float" office:value="8.5" calcext:value-type="float">
            <text:p>8.5</text:p>
          </table:table-cell>
          <table:table-cell table:formula="of:=[.D10]/60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Jardinage</text:p>
          </table:table-cell>
          <table:table-cell table:formula="of:=[.C11]/60" office:value-type="float" office:value="9.5" calcext:value-type="float">
            <text:p>9.5</text:p>
          </table:table-cell>
          <table:table-cell table:formula="of:=[.D11]/60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12]/60" office:value-type="float" office:value="14" calcext:value-type="float">
            <text:p>14</text:p>
          </table:table-cell>
          <table:table-cell table:formula="of:=[.D12]/60"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13]/60" office:value-type="float" office:value="14" calcext:value-type="float">
            <text:p>14</text:p>
          </table:table-cell>
          <table:table-cell table:formula="of:=[.D13]/60"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nuiserie</text:p>
          </table:table-cell>
          <table:table-cell table:formula="of:=[.C14]/60" office:value-type="float" office:value="9" calcext:value-type="float">
            <text:p>9</text:p>
          </table:table-cell>
          <table:table-cell table:formula="of:=[.D14]/60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15]/60" office:value-type="float" office:value="9" calcext:value-type="float">
            <text:p>9</text:p>
          </table:table-cell>
          <table:table-cell table:formula="of:=[.D15]/6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canique</text:p>
          </table:table-cell>
          <table:table-cell table:formula="of:=[.C16]/60" office:value-type="float" office:value="13.5" calcext:value-type="float">
            <text:p>13.5</text:p>
          </table:table-cell>
          <table:table-cell table:formula="of:=[.D16]/60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usique</text:p>
          </table:table-cell>
          <table:table-cell table:formula="of:=[.C17]/60" office:value-type="float" office:value="14" calcext:value-type="float">
            <text:p>14</text:p>
          </table:table-cell>
          <table:table-cell table:formula="of:=[.D17]/60"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30" calcext:value-type="float">
            <text:p>93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18]/60" office:value-type="float" office:value="15.5" calcext:value-type="float">
            <text:p>15.5</text:p>
          </table:table-cell>
          <table:table-cell table:formula="of:=[.D18]/60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usique</text:p>
          </table:table-cell>
          <table:table-cell table:formula="of:=[.C19]/60" office:value-type="float" office:value="8.5" calcext:value-type="float">
            <text:p>8.5</text:p>
          </table:table-cell>
          <table:table-cell table:formula="of:=[.D19]/60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20]/60" office:value-type="float" office:value="9" calcext:value-type="float">
            <text:p>9</text:p>
          </table:table-cell>
          <table:table-cell table:formula="of:=[.D20]/60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40" calcext:value-type="float">
            <text:p>84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usique</text:p>
          </table:table-cell>
          <table:table-cell table:formula="of:=[.C21]/60" office:value-type="float" office:value="14" calcext:value-type="float">
            <text:p>14</text:p>
          </table:table-cell>
          <table:table-cell table:formula="of:=[.D21]/60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22]/60" office:value-type="float" office:value="16" calcext:value-type="float">
            <text:p>16</text:p>
          </table:table-cell>
          <table:table-cell table:formula="of:=[.D22]/60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23]/60" office:value-type="float" office:value="9" calcext:value-type="float">
            <text:p>9</text:p>
          </table:table-cell>
          <table:table-cell table:formula="of:=[.D23]/6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usique</text:p>
          </table:table-cell>
          <table:table-cell table:formula="of:=[.C24]/60" office:value-type="float" office:value="9" calcext:value-type="float">
            <text:p>9</text:p>
          </table:table-cell>
          <table:table-cell table:formula="of:=[.D24]/6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30" calcext:value-type="float">
            <text:p>93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nuiserie</text:p>
          </table:table-cell>
          <table:table-cell table:formula="of:=[.C25]/60" office:value-type="float" office:value="15.5" calcext:value-type="float">
            <text:p>15.5</text:p>
          </table:table-cell>
          <table:table-cell table:formula="of:=[.D25]/60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26]/60" office:value-type="float" office:value="16" calcext:value-type="float">
            <text:p>16</text:p>
          </table:table-cell>
          <table:table-cell table:formula="of:=[.D26]/60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27]/60" office:value-type="float" office:value="8.5" calcext:value-type="float">
            <text:p>8.5</text:p>
          </table:table-cell>
          <table:table-cell table:formula="of:=[.D27]/60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Jardinage</text:p>
          </table:table-cell>
          <table:table-cell table:formula="of:=[.C28]/60" office:value-type="float" office:value="9" calcext:value-type="float">
            <text:p>9</text:p>
          </table:table-cell>
          <table:table-cell table:formula="of:=[.D28]/60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29]/60" office:value-type="float" office:value="16" calcext:value-type="float">
            <text:p>16</text:p>
          </table:table-cell>
          <table:table-cell table:formula="of:=[.D29]/60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nuiserie</text:p>
          </table:table-cell>
          <table:table-cell table:formula="of:=[.C30]/60" office:value-type="float" office:value="16" calcext:value-type="float">
            <text:p>16</text:p>
          </table:table-cell>
          <table:table-cell table:formula="of:=[.D30]/60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Electricite</text:p>
          </table:table-cell>
          <table:table-cell table:formula="of:=[.C31]/60" office:value-type="float" office:value="8.5" calcext:value-type="float">
            <text:p>8.5</text:p>
          </table:table-cell>
          <table:table-cell table:formula="of:=[.D31]/60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32]/60" office:value-type="float" office:value="9.5" calcext:value-type="float">
            <text:p>9.5</text:p>
          </table:table-cell>
          <table:table-cell table:formula="of:=[.D32]/60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33]/60" office:value-type="float" office:value="13.5" calcext:value-type="float">
            <text:p>13.5</text:p>
          </table:table-cell>
          <table:table-cell table:formula="of:=[.D33]/60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nuiserie</text:p>
          </table:table-cell>
          <table:table-cell table:formula="of:=[.C34]/60" office:value-type="float" office:value="14" calcext:value-type="float">
            <text:p>14</text:p>
          </table:table-cell>
          <table:table-cell table:formula="of:=[.D34]/60"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30" calcext:value-type="float">
            <text:p>93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usique</text:p>
          </table:table-cell>
          <table:table-cell table:formula="of:=[.C35]/60" office:value-type="float" office:value="15.5" calcext:value-type="float">
            <text:p>15.5</text:p>
          </table:table-cell>
          <table:table-cell table:formula="of:=[.D35]/60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Electricite</text:p>
          </table:table-cell>
          <table:table-cell table:formula="of:=[.C36]/60" office:value-type="float" office:value="8.5" calcext:value-type="float">
            <text:p>8.5</text:p>
          </table:table-cell>
          <table:table-cell table:formula="of:=[.D36]/60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Jardinage</text:p>
          </table:table-cell>
          <table:table-cell table:formula="of:=[.C37]/60" office:value-type="float" office:value="9" calcext:value-type="float">
            <text:p>9</text:p>
          </table:table-cell>
          <table:table-cell table:formula="of:=[.D37]/60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10" calcext:value-type="float">
            <text:p>8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38]/60" office:value-type="float" office:value="13.5" calcext:value-type="float">
            <text:p>13.5</text:p>
          </table:table-cell>
          <table:table-cell table:formula="of:=[.D38]/60"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Jardinage</text:p>
          </table:table-cell>
          <table:table-cell table:formula="of:=[.C39]/60" office:value-type="float" office:value="16" calcext:value-type="float">
            <text:p>16</text:p>
          </table:table-cell>
          <table:table-cell table:formula="of:=[.D39]/60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Jardinage</text:p>
          </table:table-cell>
          <table:table-cell table:formula="of:=[.C40]/60" office:value-type="float" office:value="16" calcext:value-type="float">
            <text:p>16</text:p>
          </table:table-cell>
          <table:table-cell table:formula="of:=[.D40]/60"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nuiserie</text:p>
          </table:table-cell>
          <table:table-cell table:formula="of:=[.C41]/60" office:value-type="float" office:value="8.5" calcext:value-type="float">
            <text:p>8.5</text:p>
          </table:table-cell>
          <table:table-cell table:formula="of:=[.D41]/60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Electricite</text:p>
          </table:table-cell>
          <table:table-cell table:formula="of:=[.C42]/60" office:value-type="float" office:value="8.5" calcext:value-type="float">
            <text:p>8.5</text:p>
          </table:table-cell>
          <table:table-cell table:formula="of:=[.D42]/6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Electricite</text:p>
          </table:table-cell>
          <table:table-cell table:formula="of:=[.C43]/60" office:value-type="float" office:value="13.5" calcext:value-type="float">
            <text:p>13.5</text:p>
          </table:table-cell>
          <table:table-cell table:formula="of:=[.D43]/60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10" calcext:value-type="float">
            <text:p>81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canique</text:p>
          </table:table-cell>
          <table:table-cell table:formula="of:=[.C44]/60" office:value-type="float" office:value="13.5" calcext:value-type="float">
            <text:p>13.5</text:p>
          </table:table-cell>
          <table:table-cell table:formula="of:=[.D44]/60"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20" calcext:value-type="float">
            <text:p>102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canique</text:p>
          </table:table-cell>
          <table:table-cell table:formula="of:=[.C45]/60" office:value-type="float" office:value="17" calcext:value-type="float">
            <text:p>17</text:p>
          </table:table-cell>
          <table:table-cell table:formula="of:=[.D45]/60"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2T08:32:19.457708966</dc:date>
    <meta:editing-duration>PT39S</meta:editing-duration>
    <meta:editing-cycles>1</meta:editing-cycles>
    <meta:document-statistic meta:table-count="1" meta:cell-count="360" meta:object-count="0"/>
    <meta:generator>LibreOffice/7.3.3.2$Linux_X86_64 LibreOffice_project/30$Build-2</meta:generator>
  </office:meta>
</office:document-meta>
</file>